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29c7" officeooo:paragraph-rsid="000c29c7"/>
    </style:style>
    <style:style style:name="P2" style:family="paragraph" style:parent-style-name="Standard">
      <style:text-properties officeooo:rsid="000cb63a" officeooo:paragraph-rsid="000cb63a"/>
    </style:style>
    <style:style style:name="P3" style:family="paragraph" style:parent-style-name="Standard">
      <style:text-properties officeooo:rsid="000ec7ca" officeooo:paragraph-rsid="000ec7ca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cb63a" officeooo:paragraph-rsid="000cb63a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cb63a" officeooo:paragraph-rsid="000cb63a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ec7ca" officeooo:paragraph-rsid="000ec7ca"/>
    </style:style>
    <style:style style:name="P7" style:family="paragraph" style:parent-style-name="Heading">
      <style:text-properties officeooo:paragraph-rsid="000c29c7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0c29c7" officeooo:paragraph-rsid="000c29c7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dmin</text:h>
      <text:p text:style-name="Heading">resultCallback(error, result)</text:p>
      <text:p text:style-name="P8"><text:span text:style-name="T1">error</text:span> <text:tab/>MongoError <text:tab/>An error instance representing the error during the execution.</text:p>
      <text:p text:style-name="P8"><text:span text:style-name="T1">result</text:span> <text:tab/>object <text:tab/>The result object if the command was executed successfully.</text:p>
      <text:h text:style-name="Heading_20_2" text:outline-level="2">AggregationCursor</text:h>
      <text:p text:style-name="Heading">endCallback(error)</text:p>
      <text:p text:style-name="P8"><text:span text:style-name="T1">error</text:span> <text:tab/>MongoError <text:tab/>An error instance representing the error during the execution.</text:p>
      <text:p text:style-name="Heading">iteratorCallback(doc)</text:p>
      <text:p text:style-name="P8"><text:span text:style-name="T1">doc</text:span> <text:tab/>Object <text:tab/>An emitted document for the iterator</text:p>
      <text:p text:style-name="P7">resultCallback(error, result)</text:p>
      <text:p text:style-name="P8"><text:span text:style-name="T1">error</text:span> <text:tab/>MongoError <text:tab/>An error instance representing the error during the execution.</text:p>
      <text:p text:style-name="P8"><text:span text:style-name="T1">result</text:span> <text:tab/>object|null <text:tab/>The result object if the command was executed successfully.</text:p>
      <text:p text:style-name="Heading">toArrayResultCallback(error, documents)</text:p>
      <text:p text:style-name="P8"><text:span text:style-name="T1">error</text:span> <text:tab/>MongoError <text:tab/>An error instance representing the error during the execution.</text:p>
      <text:p text:style-name="P8"><text:span text:style-name="T1">documents</text:span> <text:tab/>Array.&lt;object&gt; <text:s/>All the documents the satisfy the cursor.</text:p>
      <text:h text:style-name="Heading_20_2" text:outline-level="2">Binary</text:h>
      <text:p text:style-name="P2"><text:s text:c="4"/>BSON.BSON_BINARY_SUBTYPE_DEFAULT, default BSON type.</text:p>
      <text:p text:style-name="P2"><text:s text:c="4"/>BSON.BSON_BINARY_SUBTYPE_FUNCTION, BSON function type.</text:p>
      <text:p text:style-name="P2"><text:s text:c="4"/>BSON.BSON_BINARY_SUBTYPE_BYTE_ARRAY, BSON byte array type.</text:p>
      <text:p text:style-name="P2"><text:s text:c="4"/>BSON.BSON_BINARY_SUBTYPE_UUID, BSON uuid type.</text:p>
      <text:p text:style-name="P2"><text:s text:c="4"/>BSON.BSON_BINARY_SUBTYPE_MD5, BSON md5 type.</text:p>
      <text:p text:style-name="P2"><text:s text:c="4"/>BSON.BSON_BINARY_SUBTYPE_USER_DEFINED, BSON user defined type.</text:p>
      <text:p text:style-name="P2"/>
      <text:h text:style-name="Heading_20_2" text:outline-level="2">BulkWriteResult</text:h>
      <text:p text:style-name="P1"/>
      <text:h text:style-name="Heading_20_2" text:outline-level="2">Code</text:h>
      <text:p text:style-name="P3"/>
      <text:h text:style-name="Heading_20_2" text:outline-level="2"><text:soft-page-break/>Collection</text:h>
      <text:p text:style-name="P2">Properties</text:p>
      <text:p text:style-name="P4"><text:span text:style-name="T1">collectionName</text:span> <text:tab/>string <text:tab/>Get the collection name.</text:p>
      <text:p text:style-name="P4"><text:span text:style-name="T1">namespace</text:span> <text:tab/>string <text:tab/>Get the full collection namespace.</text:p>
      <text:p text:style-name="P4"><text:span text:style-name="T1">writeConcern</text:span> <text:tab/>object <text:tab/>The current write concern values.</text:p>
      <text:p text:style-name="P4"><text:span text:style-name="T1">hint</text:span> <text:tab/>object <text:tab/>Get current index hint for collection.</text:p>
      <text:p text:style-name="P5"/>
      <text:p text:style-name="P6">xxxxxxxxxxxxxxxxxxxxxx</text:p>
      <text:p text:style-name="P5"/>
      <text:h text:style-name="Heading_20_2" text:outline-level="2">CommandCursor</text:h>
      <text:p text:style-name="P1"/>
      <text:h text:style-name="Heading_20_2" text:outline-level="2">Cursor</text:h>
      <text:p text:style-name="P1"/>
      <text:h text:style-name="Heading_20_2" text:outline-level="2">Db</text:h>
      <text:p text:style-name="P1"/>
      <text:h text:style-name="Heading_20_2" text:outline-level="2">DBRef</text:h>
      <text:p text:style-name="P1"/>
      <text:h text:style-name="Heading_20_2" text:outline-level="2">Double</text:h>
      <text:p text:style-name="P1"/>
      <text:h text:style-name="Heading_20_2" text:outline-level="2">FindOperatorsOrdered</text:h>
      <text:p text:style-name="P1"/>
      <text:h text:style-name="Heading_20_2" text:outline-level="2">FindOperatorsUnordered</text:h>
      <text:p text:style-name="P1"/>
      <text:h text:style-name="Heading_20_2" text:outline-level="2">GridStore</text:h>
      <text:p text:style-name="P1"/>
      <text:h text:style-name="Heading_20_2" text:outline-level="2">GridStoreStream</text:h>
      <text:p text:style-name="P1"/>
      <text:h text:style-name="Heading_20_2" text:outline-level="2">Logger</text:h>
      <text:p text:style-name="P1"/>
      <text:h text:style-name="Heading_20_2" text:outline-level="2">Long</text:h>
      <text:p text:style-name="P1"/>
      <text:h text:style-name="Heading_20_2" text:outline-level="2"><text:soft-page-break/>MaxKey</text:h>
      <text:p text:style-name="P1"/>
      <text:h text:style-name="Heading_20_2" text:outline-level="2">MinKey</text:h>
      <text:p text:style-name="P1"/>
      <text:h text:style-name="Heading_20_2" text:outline-level="2">MongoClient</text:h>
      <text:p text:style-name="P1"/>
      <text:h text:style-name="Heading_20_2" text:outline-level="2">Mongos</text:h>
      <text:p text:style-name="P1"/>
      <text:h text:style-name="Heading_20_2" text:outline-level="2">ObjectID</text:h>
      <text:p text:style-name="P1"/>
      <text:h text:style-name="Heading_20_2" text:outline-level="2">OrderedBulkOperation</text:h>
      <text:p text:style-name="P1"/>
      <text:h text:style-name="Heading_20_2" text:outline-level="2">ReadPreference</text:h>
      <text:p text:style-name="P1"/>
      <text:h text:style-name="Heading_20_2" text:outline-level="2">ReplSet</text:h>
      <text:p text:style-name="P1"/>
      <text:h text:style-name="Heading_20_2" text:outline-level="2">Server</text:h>
      <text:p text:style-name="P1"/>
      <text:h text:style-name="Heading_20_2" text:outline-level="2">Symbol</text:h>
      <text:p text:style-name="P1"/>
      <text:h text:style-name="Heading_20_2" text:outline-level="2">Timestamp</text:h>
      <text:p text:style-name="P1"/>
      <text:h text:style-name="Heading_20_2" text:outline-level="2">UnorderedBulkOperation</text:h>
      <text:p text:style-name="P1"/>
      <text:h text:style-name="Heading_20_2" text:outline-level="2">WriteConcernError</text:h>
      <text:p text:style-name="P1"/>
      <text:h text:style-name="Heading_20_2" text:outline-level="2">WriteError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margin-top="0.353cm" fo:margin-bottom="0.212cm" style:contextual-spacing="false" fo:text-indent="-1.3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lauder </meta:initial-creator>
    <meta:creation-date>2015-05-28T14:04:00.275522382</meta:creation-date>
    <dc:date>2015-05-28T14:56:57.096758096</dc:date>
    <dc:creator>dlauder </dc:creator>
    <meta:editing-duration>PT41M5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56" meta:word-count="178" meta:character-count="1626" meta:non-whitespace-character-count="1455"/>
  </office:meta>
</office:document-meta>
</file>